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usd"/>
          <table:table-cell office:value="28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36" office:value-type="float" table:style-name="taxable_event_percent"/>
          <table:table-cell office:value="2556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80000000 of 5.00000000 B2</text:p>
          </table:table-cell>
          <table:table-cell office:value-type="string" table:style-name="from_lot_default">
            <text:p>2017-02-01 11:18:00+00:00</text:p>
          </table:table-cell>
          <table:table-cell office:value="0.9" office:value-type="float" table:style-name="from_lot_percent"/>
          <table:table-cell office:value="21600.0" office:value-type="float" table:style-name="from_lot_usd"/>
          <table:table-cell office:value="0.0" office:value-type="float" table:style-name="from_lot_usd"/>
          <table:table-cell office:value="21600.0" office:value-type="float" table:style-name="highlighted_usd"/>
          <table:table-cell office:value="12000.0" office:value-type="float" table:style-name="from_lot_usd"/>
          <table:table-cell office:value-type="string" table:style-name="from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default">
            <text:p>2019-04-01 09:45:00+00:00</text:p>
          </table:table-cell>
          <table:table-cell office:value="0.05" office:value-type="float" table:style-name="from_lot_percent"/>
          <table:table-cell office:value="2820.0" office:value-type="float" table:style-name="from_lot_usd"/>
          <table:table-cell office:value="20.0" office:value-type="float" table:style-name="from_lot_usd"/>
          <table:table-cell office:value="2820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2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2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usd"/>
          <table:table-cell office:value="296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358" office:value-type="float" table:style-name="taxable_event_percent"/>
          <table:table-cell office:value="25418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79000000 of 5.00000000 B4</text:p>
          </table:table-cell>
          <table:table-cell office:value-type="string" table:style-name="from_lot_default">
            <text:p>2017-02-01 11:18:00+00:00</text:p>
          </table:table-cell>
          <table:table-cell office:value="0.895" office:value-type="float" table:style-name="from_lot_percent"/>
          <table:table-cell office:value="21480.0" office:value-type="float" table:style-name="from_lot_usd"/>
          <table:table-cell office:value="0.0" office:value-type="float" table:style-name="from_lot_usd"/>
          <table:table-cell office:value="21480.0" office:value-type="float" table:style-name="highlighted_usd"/>
          <table:table-cell office:value="12000.0" office:value-type="float" table:style-name="from_lot_usd"/>
          <table:table-cell office:value-type="string" table:style-name="from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2" office:value-type="float" table:style-name="taxable_event_percent"/>
          <table:table-cell office:value="2982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default">
            <text:p>2019-04-01 09:45:00+00:00</text:p>
          </table:table-cell>
          <table:table-cell office:value="0.0525" office:value-type="float" table:style-name="from_lot_percent"/>
          <table:table-cell office:value="2961.0" office:value-type="float" table:style-name="from_lot_usd"/>
          <table:table-cell office:value="21.0" office:value-type="float" table:style-name="from_lot_usd"/>
          <table:table-cell office:value="2961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6:59:05.163942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